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  <style:text-properties fo:font-size="10pt" officeooo:rsid="00886fbc" officeooo:paragraph-rsid="00886fbc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886fbc" officeooo:paragraph-rsid="008a6465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8a6465" officeooo:paragraph-rsid="008a6465" style:font-size-asian="10pt" style:font-size-complex="10pt"/>
    </style:style>
    <style:style style:name="P4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63c26a" officeooo:paragraph-rsid="00886fbc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627a5b" officeooo:paragraph-rsid="00886fbc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479e83" officeooo:paragraph-rsid="00886fbc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627a5b" officeooo:paragraph-rsid="00886fbc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479e83" officeooo:paragraph-rsid="00886fbc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0.6354in"/>
        </style:tab-stops>
      </style:paragraph-properties>
      <style:text-properties fo:font-size="10pt" fo:font-style="italic" fo:font-weight="normal" officeooo:rsid="0086cbba" officeooo:paragraph-rsid="00886fbc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0.6354in"/>
        </style:tab-stops>
      </style:paragraph-properties>
      <style:text-properties fo:font-size="10pt" fo:font-style="normal" fo:font-weight="normal" officeooo:rsid="008ced94" officeooo:paragraph-rsid="008ced94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12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13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14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15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8pt" fo:font-style="italic" fo:font-weight="normal" officeooo:rsid="0068d9f9" officeooo:paragraph-rsid="00886fbc" style:font-size-asian="7pt" style:font-style-asian="italic" style:font-weight-asian="normal" style:font-size-complex="8pt" style:font-style-complex="italic" style:font-weight-complex="normal"/>
    </style:style>
    <style:style style:name="P16" style:family="paragraph" style:parent-style-name="Standard">
      <style:paragraph-properties fo:line-height="100%"/>
      <style:text-properties officeooo:rsid="0030f4a0" officeooo:paragraph-rsid="0096e1cd"/>
    </style:style>
    <style:style style:name="P17" style:family="paragraph" style:parent-style-name="Standard" style:list-style-name="L1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64378f" officeooo:paragraph-rsid="00886fbc" style:font-size-asian="10pt" style:font-weight-asian="normal" style:font-size-complex="10pt" style:font-weight-complex="normal"/>
    </style:style>
    <style:style style:name="P18" style:family="paragraph" style:parent-style-name="Standard" style:list-style-name="L2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63c26a" officeooo:paragraph-rsid="00886fbc" style:font-size-asian="10pt" style:font-weight-asian="normal" style:font-size-complex="10pt" style:font-weight-complex="normal"/>
    </style:style>
    <style:style style:name="P19" style:family="paragraph" style:parent-style-name="Standard" style:list-style-name="L3">
      <style:paragraph-properties fo:line-height="100%" fo:text-align="start" style:justify-single-word="false">
        <style:tab-stops>
          <style:tab-stop style:position="0.6354in"/>
        </style:tab-stops>
      </style:paragraph-properties>
      <style:text-properties fo:font-size="10pt" fo:font-style="normal" fo:font-weight="normal" officeooo:rsid="008ced94" officeooo:paragraph-rsid="008ced94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 style:list-style-name="L2">
      <style:paragraph-properties fo:line-height="100%">
        <style:tab-stops>
          <style:tab-stop style:position="0.6354in"/>
        </style:tab-stops>
      </style:paragraph-properties>
      <style:text-properties officeooo:rsid="0064378f" officeooo:paragraph-rsid="00886fbc"/>
    </style:style>
    <style:style style:name="P21" style:family="paragraph" style:parent-style-name="Standard" style:list-style-name="L2">
      <style:paragraph-properties fo:line-height="100%">
        <style:tab-stops>
          <style:tab-stop style:position="0.6354in"/>
        </style:tab-stops>
      </style:paragraph-properties>
      <style:text-properties officeooo:rsid="0063c26a" officeooo:paragraph-rsid="00886fbc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617772" style:font-size-asian="10pt" style:font-size-complex="10pt"/>
    </style:style>
    <style:style style:name="T3" style:family="text">
      <style:text-properties fo:font-size="10pt" officeooo:rsid="00952fa1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fo:font-weight="normal" officeooo:rsid="0063c26a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6d9086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65cf27" style:font-size-asian="10pt" style:font-weight-asian="normal" style:font-size-complex="10pt" style:font-weight-complex="normal"/>
    </style:style>
    <style:style style:name="T8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9" style:family="text">
      <style:text-properties officeooo:rsid="0029ce57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6d9086" style:font-style-asian="italic" style:font-style-complex="italic"/>
    </style:style>
    <style:style style:name="T12" style:family="text">
      <style:text-properties officeooo:rsid="0063c26a"/>
    </style:style>
    <style:style style:name="T13" style:family="text">
      <style:text-properties fo:font-size="8pt" fo:font-weight="normal" officeooo:rsid="0068d9f9" style:font-size-asian="8pt" style:font-weight-asian="normal" style:font-size-complex="8pt" style:font-weight-complex="normal"/>
    </style:style>
    <style:style style:name="T14" style:family="text">
      <style:text-properties fo:font-size="8pt" fo:font-style="italic" fo:font-weight="normal" officeooo:rsid="0068d9f9" style:font-size-asian="7pt" style:font-style-asian="italic" style:font-weight-asian="normal" style:font-size-complex="8pt" style:font-style-complex="italic" style:font-weight-complex="normal"/>
    </style:style>
    <style:style style:name="T15" style:family="text">
      <style:text-properties officeooo:rsid="0068d9f9"/>
    </style:style>
    <style:style style:name="T16" style:family="text">
      <style:text-properties officeooo:rsid="0065cf27"/>
    </style:style>
    <style:style style:name="T17" style:family="text">
      <style:text-properties fo:font-weight="bold" officeooo:rsid="0065cf27" style:font-weight-asian="bold" style:font-weight-complex="bold"/>
    </style:style>
    <style:style style:name="T18" style:family="text">
      <style:text-properties fo:font-weight="bold" officeooo:rsid="008e8fe1" style:font-weight-asian="bold" style:font-weight-complex="bold"/>
    </style:style>
    <style:style style:name="T19" style:family="text">
      <style:text-properties officeooo:rsid="00627a5b"/>
    </style:style>
    <style:style style:name="T20" style:family="text">
      <style:text-properties officeooo:rsid="008a6465"/>
    </style:style>
    <style:style style:name="T21" style:family="text">
      <style:text-properties officeooo:rsid="008c2431"/>
    </style:style>
    <style:style style:name="T22" style:family="text">
      <style:text-properties officeooo:rsid="0090ac12"/>
    </style:style>
    <style:style style:name="T23" style:family="text">
      <style:text-properties officeooo:rsid="009800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Name</text:p>
          </table:table-cell>
          <table:table-cell table:style-name="Table1.B1" office:value-type="string">
            <text:p text:style-name="P16"><text:span text:style-name="T2">Ex1_</text:span><text:span text:style-name="T3">4</text:span><text:span text:style-name="T1"> </text:span><text:span text:style-name="T3">SCIENTIFIC ENVIRONMENT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9">Challenge</text:span> </text:p>
          </table:table-cell>
          <table:table-cell table:style-name="Table1.B2" office:value-type="string">
            <text:p text:style-name="P1">Create a Python virtualenv equipped for scientific tasks </text:p>
          </table:table-cell>
        </table:table-row>
        <table:table-row table:style-name="Table1.1">
          <table:table-cell table:style-name="Table1.A3" office:value-type="string">
            <text:p text:style-name="P14">Prereqs</text:p>
          </table:table-cell>
          <table:table-cell table:style-name="Table1.B4" office:value-type="string">
            <text:p text:style-name="P3">None</text:p>
          </table:table-cell>
        </table:table-row>
        <table:table-row table:style-name="Table1.1">
          <table:table-cell table:style-name="Table1.A3" office:value-type="string">
            <text:p text:style-name="P14">Narrative</text:p>
          </table:table-cell>
          <table:table-cell table:style-name="Table1.B4" office:value-type="string">
            <text:p text:style-name="P2">As you saw from Ex1_4, modules that perform common computing and scientific tasks are maintained by many different professional groups. <text:s/>You <text:span text:style-name="T20">may have noticed </text:span>the module containing the ascii functions you needed is maintained by the astronomy community.</text:p>
            <text:p text:style-name="P2"/>
            <text:p text:style-name="P3">In Ex1_3 you manually installed a package and in this exercise you install several scientific modules using pip. <text:s/>Notice in step one that we use apt-get. <text:s/>As a general rule it’s best to use your system’s package manager when installing packages at the system level. <text:s/>Then in step two you activate your virtualenv and use pip to install a few more.</text:p>
            <text:p text:style-name="P2"/>
            <text:p text:style-name="P3">This virtualenv could have been used to complete the previous exercise and may come in handy later in the course when we are working with various algorithms and file formats.</text:p>
          </table:table-cell>
        </table:table-row>
        <table:table-row table:style-name="Table1.1">
          <table:table-cell table:style-name="Table1.A1" office:value-type="string">
            <text:p text:style-name="P13">Instructions</text:p>
          </table:table-cell>
          <table:table-cell table:style-name="Table1.B5" office:value-type="string">
            <text:p text:style-name="P7">Create a virtualenv for scientific computing</text:p>
            <text:p text:style-name="P7"><text:s text:c="8"/><text:span text:style-name="T13">NOTE:</text:span><text:span text:style-name="T15"> </text:span><text:span text:style-name="T14">Don’t delete this virtualenv – it will prove useful later in the course</text:span></text:p>
            <text:p text:style-name="P15"/>
            <text:p text:style-name="P5"><text:span text:style-name="T12">(</text:span>1<text:span text:style-name="T12">)</text:span> – Install the following modules <text:span text:style-name="T16">at the </text:span>system level <text:span text:style-name="T16">using </text:span><text:span text:style-name="T17">sudo apt-get &lt;module&gt;</text:span><text:span text:style-name="T16"> (not pip!)</text:span></text:p>
            <text:p text:style-name="P4"><text:s text:c="18"/>python-dev</text:p>
            <text:p text:style-name="P4"><text:s text:c="18"/>ipython <text:s text:c="2"/><text:span text:style-name="T10">*</text:span><text:span text:style-name="T11">This course does not cover ipython but you should learn it!</text:span></text:p>
            <text:p text:style-name="P4"><text:s text:c="18"/>python-numpy</text:p>
            <text:p text:style-name="P4"><text:s text:c="18"/>python-scipy</text:p>
            <text:p text:style-name="P4"><text:s text:c="18"/>python-matplotlib</text:p>
            <text:p text:style-name="P8"/>
            <text:p text:style-name="P6"><text:span text:style-name="T12">(2)</text:span> – <text:span text:style-name="T19">Create a virtualenv named Sci (or whatever you like)</text:span></text:p>
            <text:list xml:id="list8821617026404699475" text:style-name="L1">
              <text:list-item>
                <text:p text:style-name="P17">Activate your virtualenv and list the available modules. <text:s/>There should less than 5.</text:p>
              </text:list-item>
            </text:list>
            <text:list xml:id="list5805296055912388630" text:style-name="L2">
              <text:list-item>
                <text:p text:style-name="P18">Toggle your virtualenv to make all the system level modules available.</text:p>
              </text:list-item>
              <text:list-item>
                <text:p text:style-name="P20"><text:span text:style-name="T5">L</text:span><text:span text:style-name="T4">ist the available modules and verify that you now see the system modules. <text:s/></text:span><text:span text:style-name="T6">The list should now scroll off the screen.</text:span></text:p>
              </text:list-item>
              <text:list-item>
                <text:p text:style-name="P21"><text:span text:style-name="T7">Activate your virtualenv. <text:s/>Using pip, i</text:span><text:span text:style-name="T4">nstall </text:span><text:span text:style-name="T8">and upgrade</text:span><text:span text:style-name="T4"> the following modules:</text:span></text:p>
                <text:p text:style-name="P18"><text:s text:c="5"/>astropy</text:p>
                <text:p text:style-name="P18"><text:s text:c="5"/><text:span text:style-name="T21">APL</text:span>py</text:p>
                <text:p text:style-name="P18"><text:s text:c="5"/>pyparsing</text:p>
              </text:list-item>
            </text:list>
            <text:p text:style-name="P9"/>
            <text:p text:style-name="P10">(3) – Verify your virtualenv. <text:s/><text:span text:style-name="T18">(flag)</text:span></text:p>
            <text:list xml:id="list7933227877210677547" text:style-name="L3">
              <text:list-item>
                <text:p text:style-name="P19">Ensure your virtualenv is activated.</text:p>
              </text:list-item>
              <text:list-item>
                <text:p text:style-name="P19">Copy the sci_check_<text:span text:style-name="T23">v2</text:span>.pyc file into your virtualenv directory</text:p>
              </text:list-item>
              <text:list-item>
                <text:p text:style-name="P19">Run the file: <text:s text:c="3"/>$ python sci_check_<text:span text:style-name="T23">v2</text:span>.pyc</text:p>
              </text:list-item>
              <text:list-item>
                <text:p text:style-name="P19">If everything is setup properly, the script will spit out a flag for you. <text:s/><text:span text:style-name="T22">The script will tell you what, if anything, fails to validate.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50</meta:editing-cycles>
    <meta:creation-date>2016-06-29T12:46:00</meta:creation-date>
    <dc:date>2016-10-14T06:27:06.838115144</dc:date>
    <meta:editing-duration>PT12H42M23S</meta:editing-duration>
    <meta:generator>LibreOffice/5.1.5.2$Linux_X86_64 LibreOffice_project/10$Build-2</meta:generator>
    <meta:document-statistic meta:table-count="1" meta:image-count="0" meta:object-count="0" meta:page-count="1" meta:paragraph-count="32" meta:word-count="325" meta:character-count="2107" meta:non-whitespace-character-count="1692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